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3461in" svg:y="0.2169in">
            <draw:object draw:notify-on-update-of-ranges="Sheet1.A2:Sheet1.A2 Sheet1.A3:Sheet1.A21 Sheet1.B2:Sheet1.B2 Sheet1.B3:Sheet1.B21 Sheet1.A2:Sheet1.A2 Sheet1.A3:Sheet1.A21 Sheet1.C2:Sheet1.C2 Sheet1.C3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6" calcext:value-type="float">
            <text:p>1.4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2" calcext:value-type="float">
            <text:p>1.5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51" calcext:value-type="float">
            <text:p>1.5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1" calcext:value-type="float">
            <text:p>1.4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33" calcext:value-type="float">
            <text:p>1.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16" calcext:value-type="float">
            <text:p>1.16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2" calcext:value-type="float">
            <text:p>0.82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" calcext:value-type="float">
            <text:p>0.6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3" calcext:value-type="float">
            <text:p>0.4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4" calcext:value-type="float">
            <text:p>0.3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" calcext:value-type="float">
            <text:p>0.28</text:p>
          </table:table-cell>
          <table:table-cell office:value-type="float" office:value="1.28" calcext:value-type="float">
            <text:p>1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5T21:21:14.861000000</meta:creation-date>
    <dc:date>2022-01-15T21:46:13.311000000</dc:date>
    <meta:editing-duration>PT13M59S</meta:editing-duration>
    <meta:editing-cycles>2</meta:editing-cycles>
    <meta:generator>LibreOffice/7.0.0.3$Windows_X86_64 LibreOffice_project/8061b3e9204bef6b321a21033174034a5e2ea88e</meta:generator>
    <meta:document-statistic meta:table-count="1" meta:cell-count="6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3.952cm" style:legend-expansion="high" chart:style-name="ch2"/>
        <chart:plot-area chart:style-name="ch3" table:cell-range-address="Sheet1.A2:Sheet1.C21" chart:data-source-has-labels="row" svg:x="0.32cm" svg:y="0.18cm" svg:width="13.54cm" svg:height="8.64cm">
          <chart:coordinate-region svg:x="1.047cm" svg:y="0.379cm" svg:width="12.53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21" chart:label-cell-address="Sheet1.B2:Sheet1.B2" chart:class="chart:scatter">
            <chart:domain table:cell-range-address="Sheet1.A3:Sheet1.A21"/>
            <chart:data-point chart:repeated="19"/>
          </chart:series>
          <chart:series chart:style-name="ch8" chart:values-cell-range-address="Sheet1.C3:Sheet1.C21" chart:label-cell-address="Sheet1.C2:Sheet1.C2" chart:class="chart:scatter">
            <chart:data-point/>
            <chart:data-point chart:style-name="ch9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</text:p>
                <draw:g>
                  <svg:desc>Sheet1.B2:Sheet1.B2</svg:desc>
                </draw:g>
              </table:table-cell>
              <table:table-cell office:value-type="string">
                <text:p>CD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21</svg:desc>
                </draw:g>
              </table:table-cell>
              <table:table-cell office:value-type="float" office:value="0">
                <text:p>0</text:p>
                <draw:g>
                  <svg:desc>Sheet1.B3:Sheet1.B21</svg:desc>
                </draw:g>
              </table:table-cell>
              <table:table-cell office:value-type="float" office:value="0.15">
                <text:p>0.15</text:p>
                <draw:g>
                  <svg:desc>Sheet1.C3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.46">
                <text:p>1.4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.52">
                <text:p>1.5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.51">
                <text:p>1.5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.45">
                <text:p>1.4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.41">
                <text:p>1.4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.33">
                <text:p>1.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.16">
                <text:p>1.1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82">
                <text:p>0.82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6">
                <text:p>0.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43">
                <text:p>0.4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34">
                <text:p>0.3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28">
                <text:p>0.28</text:p>
              </table:table-cell>
              <table:table-cell office:value-type="float" office:value="1.28">
                <text:p>1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